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3pt" style:font-size-asian="13pt" style:font-size-complex="13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ktu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credit</text:p>
          </table:table-cell>
          <table:table-cell office:value-type="string" table:style-name="ce1">
            <text:p>grad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KGR21CS019</text:p>
          </table:table-cell>
          <table:table-cell office:value-type="string" table:style-name="ce2">
            <text:p>PHT1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PHL1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MAT10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HUN1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EST1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EST1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ESL1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KGR21CS020</text:p>
          </table:table-cell>
          <table:table-cell office:value-type="string" table:style-name="ce2">
            <text:p>PHT1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PHL1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MAT10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HUN1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EST1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EST1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ESL1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KGR21CS014</text:p>
          </table:table-cell>
          <table:table-cell office:value-type="string" table:style-name="ce2">
            <text:p>PHT1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PHL1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MAT10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HUN1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EST1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EST1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ESL1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KGR21CS010</text:p>
          </table:table-cell>
          <table:table-cell office:value-type="string" table:style-name="ce2">
            <text:p>PHT1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PHL1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MAT10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HUN1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EST1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EST1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ESL1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4</meta:generator>
    <meta:initial-creator>Amit</meta:initial-creator>
    <dc:creator>Amit</dc:creator>
    <meta:creation-date>2024-02-07T13:34:40Z</meta:creation-date>
    <dc:date>2024-02-07T13:55:44Z</dc:date>
  </office:meta>
</office:document-meta>
</file>